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0c65c2" officeooo:paragraph-rsid="000c65c2"/>
    </style:style>
    <style:style style:name="P3" style:family="paragraph" style:parent-style-name="Standard">
      <style:paragraph-properties fo:margin-top="0cm" fo:margin-bottom="0.499cm" loext:contextual-spacing="false"/>
    </style:style>
    <style:style style:name="P4" style:family="paragraph" style:parent-style-name="Standard">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T1" style:family="text">
      <style:text-properties style:text-position="33% 8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unning Alpine Linux on Digital Ocean </text:p>
      <text:p text:style-name="Standard">7 Oct 2018</text:p>
      <text:p text:style-name="P3">5 minutes read</text:p>
      <text:p text:style-name="Text_20_body">As you may have seen, Digital Ocean have recently added support for custom images <text:bookmark text:name="fnref:1"/><text:a xlink:type="simple" xlink:href="https://curlybracket.co.uk/blog/running-alpine-linux-on-digital-ocean/#fn:1" text:style-name="Internet_20_link" text:visited-style-name="Visited_20_Internet_20_Link">1</text:a>. I have been using Digital Ocean for a long time to run various services for myself and friends and during this time I have been using Ubuntu. I have no issue with running Ubuntu however most services I run now are running within their own container and using a heavy distro for the host OS makes little sense. I looked into running Alpine Linux on a VPS a while ago and whilst Scaleway <text:bookmark text:name="fnref:2"/><text:a xlink:type="simple" xlink:href="https://curlybracket.co.uk/blog/running-alpine-linux-on-digital-ocean/#fn:2" text:style-name="Internet_20_link" text:visited-style-name="Visited_20_Internet_20_Link">2</text:a> have supported Alpine Linux for some time I have often seen criticism of their network performance and never ended up trying it myself. When I recently saw Digital Ocean’s announcement I thought it’d be a good time to try getting Alpine Linux running on one of their droplets, without any of the hacks needed in the past <text:bookmark text:name="fnref:3"/><text:a xlink:type="simple" xlink:href="https://curlybracket.co.uk/blog/running-alpine-linux-on-digital-ocean/#fn:3" text:style-name="Internet_20_link" text:visited-style-name="Visited_20_Internet_20_Link">3</text:a>. If you want to skip right ahead and get an Alpine Linux droplet running then check out the scripts on GitHub at <text:a xlink:type="simple" xlink:href="https://github.com/benpye/alpine-droplet" text:style-name="Internet_20_link" text:visited-style-name="Visited_20_Internet_20_Link">https://github.com/benpye/alpine-droplet</text:a> , if you want to know how this works read on.</text:p>
      <text:p text:style-name="Text_20_body">Digital Ocean set out a bunch of requirements for a custom image: - they must support <text:span text:style-name="Source_20_Text">ext3</text:span> or <text:span text:style-name="Source_20_Text">ext4</text:span> - they must be a disk image they support (we will use <text:span text:style-name="Source_20_Text">qcow2</text:span>) - the image must have <text:span text:style-name="Source_20_Text">cloud-init</text:span></text:p>
      <text:p text:style-name="Text_20_body">We will see later that we can get away with bending the rules a little for the last point.</text:p>
      <text:p text:style-name="Text_20_body">The Alpine Linux project helpfully provides a tool <text:bookmark text:name="fnref:4"/><text:a xlink:type="simple" xlink:href="https://curlybracket.co.uk/blog/running-alpine-linux-on-digital-ocean/#fn:4" text:style-name="Internet_20_link" text:visited-style-name="Visited_20_Internet_20_Link">4</text:a> to generate an Alpine Linux disk image suitable for a virtual machine, this gets us most of the way to a custom image and actually, just using this tool will provide an image that boots on Digital Ocean however it isn’t really usable. The default image will have no networking, no <text:span text:style-name="Source_20_Text">openssh</text:span> server and it will not install your public keys or set it’s hostname correctly. For the sake of example, to use the script to generate a basic image invoke the following, we will see later how to add the additional configuration:</text:p>
      <text:p text:style-name="P1"><text:span text:style-name="Source_20_Text"># ./alpine-make-vm-image -f qcow2 ~/alpine-3.8-virt.qcow2</text:span></text:p>
      <text:p text:style-name="Text_20_body">With a typical distribution we could solve these issues by installing <text:span text:style-name="Source_20_Text">cloud-init</text:span> and enabling it on first boot, this doesn’t quite work with Alpine Linux however. <text:span text:style-name="Source_20_Text">cloud-init</text:span> appears to assume that your Linux distribution uses <text:span text:style-name="Source_20_Text">systemd</text:span>, it requires <text:span text:style-name="Source_20_Text">udev</text:span>, a fully featured <text:span text:style-name="Source_20_Text">ip</text:span> and maybe other commands that do not exist on Alpine Linux. This is because Alpine Linux does not use <text:span text:style-name="Source_20_Text">systemd</text:span>, it instead uses OpenRC. Additionally Alpine Linux doesn’t even have the tradition GNU tools, instead opting to use <text:span text:style-name="Source_20_Text">busybox</text:span>, this pretty much makes <text:span text:style-name="Source_20_Text">cloud-init</text:span> a no-go. Instead, let’s look at what <text:span text:style-name="Source_20_Text">cloud-init</text:span> should be doing:</text:p>
      <text:list xml:id="list3043932565" text:style-name="L1">
        <text:list-item>
          <text:p text:style-name="P7">Configure networking </text:p>
        </text:list-item>
        <text:list-item>
          <text:p text:style-name="P7">Set the hostname </text:p>
        </text:list-item>
        <text:list-item>
          <text:p text:style-name="P7">Configure the <text:span text:style-name="Source_20_Text">authorized_keys</text:span> file for <text:span text:style-name="Source_20_Text">root</text:span> </text:p>
        </text:list-item>
        <text:list-item>
          <text:p text:style-name="P5">Run any additional user steps specified in <text:span text:style-name="Source_20_Text">user-data</text:span> </text:p>
        </text:list-item>
      </text:list>
      <text:p text:style-name="Text_20_body">We can easily address 1, whilst it would be nice to have a static IP setup it suffices to enable DHCP negotiation. Digital Ocean will respond to a DHCP request from our server and give us the correct public IP. <text:span text:style-name="Source_20_Text">alpine-make-vm-image</text:span> lets us specify a script to run once the rest of the image is configured, within the <text:span text:style-name="Source_20_Text">chroot</text:span>, using this we can enable networking, the following will work to <text:soft-page-break/>enable the networking service and <text:span text:style-name="Source_20_Text">udhcpcd</text:span>. We will also enable the <text:span text:style-name="Source_20_Text">sshd</text:span> daemon though <text:span text:style-name="Source_20_Text">authorized_keys</text:span> hasn’t been configured so it will not yet be possible to actually connect.</text:p>
      <text:p text:style-name="Preformatted_20_Text"><text:span text:style-name="Source_20_Text">#!/bin/sh</text:span></text:p>
      <text:p text:style-name="Preformatted_20_Text"/>
      <text:p text:style-name="Preformatted_20_Text"><text:span text:style-name="Source_20_Text">rc-update add sshd default</text:span></text:p>
      <text:p text:style-name="Preformatted_20_Text"/>
      <text:p text:style-name="Preformatted_20_Text"><text:span text:style-name="Source_20_Text">cat &gt; /etc/network/interfaces &lt;&lt;-EOF</text:span></text:p>
      <text:p text:style-name="Preformatted_20_Text"><text:span text:style-name="Source_20_Text">iface lo inet loopback</text:span></text:p>
      <text:p text:style-name="Preformatted_20_Text"><text:span text:style-name="Source_20_Text">iface eth0 inet dhcp</text:span></text:p>
      <text:p text:style-name="Preformatted_20_Text"><text:span text:style-name="Source_20_Text">EOF</text:span></text:p>
      <text:p text:style-name="Preformatted_20_Text"/>
      <text:p text:style-name="Preformatted_20_Text"><text:span text:style-name="Source_20_Text">ln -s networking /etc/init.d/net.lo</text:span></text:p>
      <text:p text:style-name="Preformatted_20_Text"><text:span text:style-name="Source_20_Text">ln -s networking /etc/init.d/net.eth0</text:span></text:p>
      <text:p text:style-name="Preformatted_20_Text"/>
      <text:p text:style-name="Preformatted_20_Text"><text:span text:style-name="Source_20_Text">rc-update add net.eth0 default</text:span></text:p>
      <text:p text:style-name="P1"><text:span text:style-name="Source_20_Text">rc-update add net.lo boot</text:span></text:p>
      <text:p text:style-name="Text_20_body">To address 2 and 3 we need to look at how <text:span text:style-name="Source_20_Text">cloud-init</text:span> would have gotten this configuration, on a Digital Ocean droplet this is provided by their internal metadata service <text:bookmark text:name="fnref:5"/><text:a xlink:type="simple" xlink:href="https://curlybracket.co.uk/blog/running-alpine-linux-on-digital-ocean/#fn:5" text:style-name="Internet_20_link" text:visited-style-name="Visited_20_Internet_20_Link">5</text:a>. To query this service we simply need to send a <text:span text:style-name="Source_20_Text">HTTP</text:span> request at the link local address <text:span text:style-name="Source_20_Text">169.254.169.254</text:span>. Looking through the API we see two endpoints that look to provide the information we require, <text:span text:style-name="Source_20_Text">http://169.254.169.254/metadata/v1/hostname</text:span> and <text:span text:style-name="Source_20_Text">http://169.254.169.254/metadata/v1/public-keys</text:span>, providing the hostname and <text:span text:style-name="Source_20_Text">authorized_keys</text:span> respectively. These endpoints helpfully do not mangle the data in any way and it is sufficient for us to simply <text:span text:style-name="Source_20_Text">wget</text:span> the data from these endpoints to the appropriate config files on first boot. We now need to extend the earlier script to generate a service that we can then enable for the first boot. OpenRC is quite simple and provides a script guide with everything we need to get a basic target working <text:bookmark text:name="fnref:6"/><text:a xlink:type="simple" xlink:href="https://curlybracket.co.uk/blog/running-alpine-linux-on-digital-ocean/#fn:6" text:style-name="Internet_20_link" text:visited-style-name="Visited_20_Internet_20_Link">6</text:a>. All our service does is run a shell script, the shell script grabs the necessary data from the metadata endpoints and correctly configure the permissions before disabling the service preventing it from being executed on subsequent boots. Updating our previous script we get something like the following:</text:p>
      <text:p text:style-name="Preformatted_20_Text"><text:span text:style-name="Source_20_Text">#!/bin/sh</text:span></text:p>
      <text:p text:style-name="Preformatted_20_Text"/>
      <text:p text:style-name="Preformatted_20_Text"><text:span text:style-name="Source_20_Text">rc-update add sshd default</text:span></text:p>
      <text:p text:style-name="Preformatted_20_Text"/>
      <text:p text:style-name="Preformatted_20_Text"><text:span text:style-name="Source_20_Text">cat &gt; /etc/network/interfaces &lt;&lt;-EOF</text:span></text:p>
      <text:p text:style-name="Preformatted_20_Text"><text:span text:style-name="Source_20_Text">iface lo inet loopback</text:span></text:p>
      <text:p text:style-name="Preformatted_20_Text"><text:span text:style-name="Source_20_Text">iface eth0 inet dhcp</text:span></text:p>
      <text:p text:style-name="Preformatted_20_Text"><text:span text:style-name="Source_20_Text">EOF</text:span></text:p>
      <text:p text:style-name="Preformatted_20_Text"/>
      <text:p text:style-name="Preformatted_20_Text"><text:span text:style-name="Source_20_Text">ln -s networking /etc/init.d/net.lo</text:span></text:p>
      <text:p text:style-name="Preformatted_20_Text"><text:span text:style-name="Source_20_Text">ln -s networking /etc/init.d/net.eth0</text:span></text:p>
      <text:p text:style-name="Preformatted_20_Text"/>
      <text:p text:style-name="Preformatted_20_Text"><text:span text:style-name="Source_20_Text">rc-update add net.eth0 default</text:span></text:p>
      <text:p text:style-name="Preformatted_20_Text"><text:span text:style-name="Source_20_Text">rc-update add net.lo boot</text:span></text:p>
      <text:p text:style-name="Preformatted_20_Text"/>
      <text:p text:style-name="Preformatted_20_Text"><text:span text:style-name="Source_20_Text">mkdir -p /root/.ssh</text:span></text:p>
      <text:p text:style-name="Preformatted_20_Text"><text:span text:style-name="Source_20_Text">chmod 700 /root/.ssh</text:span></text:p>
      <text:p text:style-name="Preformatted_20_Text"/>
      <text:p text:style-name="Preformatted_20_Text"><text:span text:style-name="Source_20_Text">cat &gt; /bin/do-init &lt;&lt;-EOF</text:span></text:p>
      <text:p text:style-name="Preformatted_20_Text"><text:span text:style-name="Source_20_Text">#!/bin/sh</text:span></text:p>
      <text:p text:style-name="Preformatted_20_Text"><text:span text:style-name="Source_20_Text">wget -T 5 http://169.254.169.254/metadata/v1/hostname -q -O /etc/hostname\nhostname -F /etc/hostname</text:span></text:p>
      <text:p text:style-name="Preformatted_20_Text"><text:span text:style-name="Source_20_Text">wget -T 5 http://169.254.169.254/metadata/v1/public-keys -O /root/.ssh/authorized_keys</text:span></text:p>
      <text:p text:style-name="Preformatted_20_Text"><text:soft-page-break/><text:span text:style-name="Source_20_Text">chmod 600 /root/.ssh/authorized_keys</text:span></text:p>
      <text:p text:style-name="Preformatted_20_Text"><text:span text:style-name="Source_20_Text">rc-update del do-init default</text:span></text:p>
      <text:p text:style-name="Preformatted_20_Text"><text:span text:style-name="Source_20_Text">exit 0</text:span></text:p>
      <text:p text:style-name="Preformatted_20_Text"><text:span text:style-name="Source_20_Text">EOF</text:span></text:p>
      <text:p text:style-name="Preformatted_20_Text"/>
      <text:p text:style-name="Preformatted_20_Text"><text:span text:style-name="Source_20_Text">cat &gt; /etc/init.d/do-init &lt;&lt;-EOF</text:span></text:p>
      <text:p text:style-name="Preformatted_20_Text"><text:span text:style-name="Source_20_Text">#!/sbin/openrc-run</text:span></text:p>
      <text:p text:style-name="Preformatted_20_Text"><text:span text:style-name="Source_20_Text">depend() {</text:span></text:p>
      <text:p text:style-name="Preformatted_20_Text"><text:span text:style-name="Source_20_Text"><text:s text:c="4"/>need net.eth0</text:span></text:p>
      <text:p text:style-name="Preformatted_20_Text"><text:span text:style-name="Source_20_Text">}</text:span></text:p>
      <text:p text:style-name="Preformatted_20_Text"><text:span text:style-name="Source_20_Text">command="/bin/do-init"</text:span></text:p>
      <text:p text:style-name="Preformatted_20_Text"><text:span text:style-name="Source_20_Text">command_args=""</text:span></text:p>
      <text:p text:style-name="Preformatted_20_Text"><text:span text:style-name="Source_20_Text">pidfile="/tmp/do-init.pid"</text:span></text:p>
      <text:p text:style-name="Preformatted_20_Text"><text:span text:style-name="Source_20_Text">EOF</text:span></text:p>
      <text:p text:style-name="Preformatted_20_Text"/>
      <text:p text:style-name="Preformatted_20_Text"><text:span text:style-name="Source_20_Text">chmod +x /etc/init.d/do-init</text:span></text:p>
      <text:p text:style-name="Preformatted_20_Text"><text:span text:style-name="Source_20_Text">chmod +x /bin/do-init</text:span></text:p>
      <text:p text:style-name="Preformatted_20_Text"/>
      <text:p text:style-name="P1"><text:span text:style-name="Source_20_Text">rc-update add do-init default</text:span></text:p>
      <text:p text:style-name="Text_20_body">Putting it all together we use this with the <text:span text:style-name="Source_20_Text">alpine-make-vm-image</text:span> tool as follows:</text:p>
      <text:p text:style-name="P1"><text:span text:style-name="Source_20_Text">sudo ./alpine-make-vm-image -p openssh -c -f qcow2 ~/alpine-3.8-virt.qcow2 ./setup.sh</text:span></text:p>
      <text:p text:style-name="Text_20_body">This will produce an image that will correctly enable networking, get a DHCP lease, update it’s hostname and configure the <text:span text:style-name="Source_20_Text">authorized_keys</text:span> file for root. Our script does miss one large chunk of <text:span text:style-name="Source_20_Text">cloud-init</text:span> functionality and that is the ability to parse <text:span text:style-name="Source_20_Text">user-data</text:span>, whilst it would be easy enough to extend this for shell script <text:span text:style-name="Source_20_Text">user-data</text:span>, there is also a <text:span text:style-name="Source_20_Text">yaml</text:span> configuration that <text:span text:style-name="Source_20_Text">cloud-init</text:span> supports which would be quite complex to fully support here, however for me this is functional enough and lets me have a usable Alpine Linux droplet.</text:p>
      <text:p text:style-name="Horizontal_20_Line"/>
      <text:list xml:id="list3896972228" text:style-name="L2">
        <text:list-item>
          <text:p text:style-name="P8"><text:bookmark text:name="fn:1"/><text:a xlink:type="simple" xlink:href="https://blog.digitalocean.com/custom-images/" text:style-name="Internet_20_link" text:visited-style-name="Visited_20_Internet_20_Link">https://blog.digitalocean.com/custom-images/</text:a> <text:a xlink:type="simple" xlink:href="https://curlybracket.co.uk/blog/running-alpine-linux-on-digital-ocean/#fnref:1" text:style-name="Internet_20_link" text:visited-style-name="Visited_20_Internet_20_Link"><text:span text:style-name="T1">[return]</text:span></text:a> </text:p>
        </text:list-item>
        <text:list-item>
          <text:p text:style-name="P8"><text:bookmark text:name="fn:2"/><text:a xlink:type="simple" xlink:href="https://www.scaleway.com/imagehub/alpine-linux/" text:style-name="Internet_20_link" text:visited-style-name="Visited_20_Internet_20_Link">https://www.scaleway.com/imagehub/alpine-linux/</text:a> <text:a xlink:type="simple" xlink:href="https://curlybracket.co.uk/blog/running-alpine-linux-on-digital-ocean/#fnref:2" text:style-name="Internet_20_link" text:visited-style-name="Visited_20_Internet_20_Link"><text:span text:style-name="T1">[return]</text:span></text:a> </text:p>
        </text:list-item>
        <text:list-item>
          <text:p text:style-name="P8"><text:bookmark text:name="fn:3"/><text:a xlink:type="simple" xlink:href="https://github.com/bontibon/digitalocean-alpine" text:style-name="Internet_20_link" text:visited-style-name="Visited_20_Internet_20_Link">https://github.com/bontibon/digitalocean-alpine</text:a> <text:a xlink:type="simple" xlink:href="https://curlybracket.co.uk/blog/running-alpine-linux-on-digital-ocean/#fnref:3" text:style-name="Internet_20_link" text:visited-style-name="Visited_20_Internet_20_Link"><text:span text:style-name="T1">[return]</text:span></text:a> </text:p>
        </text:list-item>
        <text:list-item>
          <text:p text:style-name="P8"><text:bookmark text:name="fn:4"/><text:a xlink:type="simple" xlink:href="https://github.com/alpinelinux/alpine-make-vm-image" text:style-name="Internet_20_link" text:visited-style-name="Visited_20_Internet_20_Link">https://github.com/alpinelinux/alpine-make-vm-image</text:a> <text:a xlink:type="simple" xlink:href="https://curlybracket.co.uk/blog/running-alpine-linux-on-digital-ocean/#fnref:4" text:style-name="Internet_20_link" text:visited-style-name="Visited_20_Internet_20_Link"><text:span text:style-name="T1">[return]</text:span></text:a> </text:p>
        </text:list-item>
        <text:list-item>
          <text:p text:style-name="P8"><text:bookmark text:name="fn:5"/><text:a xlink:type="simple" xlink:href="https://developers.digitalocean.com/documentation/metadata/" text:style-name="Internet_20_link" text:visited-style-name="Visited_20_Internet_20_Link">https://developers.digitalocean.com/documentation/metadata/</text:a> <text:a xlink:type="simple" xlink:href="https://curlybracket.co.uk/blog/running-alpine-linux-on-digital-ocean/#fnref:5" text:style-name="Internet_20_link" text:visited-style-name="Visited_20_Internet_20_Link"><text:span text:style-name="T1">[return]</text:span></text:a> </text:p>
        </text:list-item>
        <text:list-item>
          <text:p text:style-name="P6"><text:bookmark text:name="fn:6"/><text:a xlink:type="simple" xlink:href="https://github.com/OpenRC/openrc/blob/master/service-script-guide.md" text:style-name="Internet_20_link" text:visited-style-name="Visited_20_Internet_20_Link">https://github.com/OpenRC/openrc/blob/master/service-script-guide.md</text:a> <text:a xlink:type="simple" xlink:href="https://curlybracket.co.uk/blog/running-alpine-linux-on-digital-ocean/#fnref:6" text:style-name="Internet_20_link" text:visited-style-name="Visited_20_Internet_20_Link"><text:span text:style-name="T1">[return]</text:span></text:a> </text:p>
        </text:list-item>
      </text:list>
      <text:p text:style-name="Standard"><text:a xlink:type="simple" xlink:href="https://curlybracket.co.uk/blog/running-alpine-linux-on-digital-ocean/" text:style-name="Internet_20_link" text:visited-style-name="Visited_20_Internet_20_Link">https://curlybracket.co.uk/blog/running-alpine-linux-on-digital-ocean/</text:a></text:p>
      <text:p text:style-name="Standard"/>
      <text:p text:style-name="P4"><text:a xlink:type="simple" xlink:href="https://github.com/ribafs/alpine-droplet" text:style-name="Internet_20_link" text:visited-style-name="Visited_20_Internet_20_Link">https://github.com/ribafs/alpine-droplet</text:a></text:p>
      <text:p text:style-name="Standard"/>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21:18:48.887640215</meta:creation-date>
    <dc:date>2021-03-10T21:23:30.236586433</dc:date>
    <meta:editing-duration>PT4M42S</meta:editing-duration>
    <meta:editing-cycles>3</meta:editing-cycles>
    <meta:generator>LibreOffice/6.4.6.2$Linux_X86_64 LibreOffice_project/40$Build-2</meta:generator>
    <meta:document-statistic meta:table-count="0" meta:image-count="0" meta:object-count="0" meta:page-count="4" meta:paragraph-count="68" meta:word-count="1030" meta:character-count="6745" meta:non-whitespace-character-count="5778"/>
  </office:meta>
</office:document-meta>
</file>